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WU YI, ANDRES MARIAN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WU YI, ANDRES MARIA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8767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IGIL GUERRA, JORGE LU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77563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27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9:58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